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/>
    </style:style>
    <style:style style:name="P2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3" style:family="paragraph" style:parent-style-name="Standard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USATZVEREINBARUNG / BELEHRUNG ZUR EINBAUKÜCHE</text:p>
      <text:p text:style-name="P2">Bestandteil und Ergänzung zum Wohnraummietvertrag</text:p>
      <text:p text:style-name="Standard"/>
      <text:p text:style-name="Standard">Der Mieter wurde darüber informiert, dass der Anschaffungswert der Einbauküche </text:p>
      <text:p text:style-name="Standard">2.800,00 € beträgt und eine wirtschaftliche Nutzungsdauer von 8 Jahren zugrunde gelegt wird.</text:p>
      <text:p text:style-name="Standard"/>
      <text:p text:style-name="Standard">Bei Beschädigung, Verlust, Demontage oder Unbrauchbarkeit einzelner Bestandteile</text:p>
      <text:p text:style-name="Standard">oder der gesamten Einbauküche ist der Mieter verpflichtet, den zeitanteiligen</text:p>
      <text:p text:style-name="Standard">Zeitwert zu ersetzen, soweit der Schaden nicht auf normale Abnutzung</text:p>
      <text:p text:style-name="Standard">zurückzuführen ist.</text:p>
      <text:p text:style-name="Standard">Die in der Wohnung vorhandene Einbauküche wird dem Mieter gegen ein monatliches Nutzungsentgelt überlassen und bleibt Eigentum des Vermieters.</text:p>
      <text:p text:style-name="Standard"/>
      <text:p text:style-name="P3">1. Umfang der Einbauküche</text:p>
      <text:p text:style-name="Standard">Die Einbauküche ist in U-Form montiert und besteht aus Ober- und Unterschränken, Arbeitsflächen, Spüle sowie folgenden Elektrogeräten:</text:p>
      <text:p text:style-name="Standard">• Herd</text:p>
      <text:p text:style-name="Standard">• Cerankochfeld</text:p>
      <text:p text:style-name="Standard">• Dunstabzugshaube</text:p>
      <text:p text:style-name="Standard">• Geschirrspülmaschine</text:p>
      <text:p text:style-name="Standard">Ein Kühlschrank ist nicht Bestandteil der Einbauküche.</text:p>
      <text:p text:style-name="Standard"/>
      <text:p text:style-name="P3">2. Zustand bei Übergabe</text:p>
      <text:p text:style-name="Standard">Die Einbauküche einschließlich der genannten Elektrogeräte wird dem Mieter bei Einzug vollständig montiert, funktionsfähig und in einem gepflegten Zustand mit nur geringen Gebrauchsspuren übergeben.</text:p>
      <text:p text:style-name="Standard"/>
      <text:p text:style-name="P3"/>
      <text:p text:style-name="P3"/>
      <text:p text:style-name="P3"><text:soft-page-break/>3. Nutzung und Pflege</text:p>
      <text:p text:style-name="Standard">Der Mieter verpflichtet sich, die Einbauküche sowie alle Elektrogeräte sachgemäß und pfleglich zu behandeln. Bedienungsanleitungen sind zu beachten. Unsachgemäße Nutzung, Überlastung oder mangelnde Pflege können zu Schadensersatzansprüchen führen.</text:p>
      <text:p text:style-name="Standard"/>
      <text:p text:style-name="P3">4. Veränderungen und Eingriffe</text:p>
      <text:p text:style-name="Standard">Eigenmächtige Veränderungen, Demontagen, Umbauten oder der Austausch von Küchenteilen oder Elektrogeräten sind ohne vorherige Zustimmung des Vermieters unzulässig.</text:p>
      <text:p text:style-name="Standard"/>
      <text:p text:style-name="P3">5. Rückgabe der Einbauküche</text:p>
      <text:p text:style-name="Standard">Bei Beendigung des Mietverhältnisses ist die Einbauküche vollständig, montiert und funktionsfähig in dem Zustand zurückzugeben, der dem vertragsgemäßen Gebrauch unter Berücksichtigung der gewöhnlichen Abnutzung entspricht.</text:p>
      <text:p text:style-name="Standard"/>
      <text:p text:style-name="P3">6. Ersatz bei Beschädigung oder Verlust</text:p>
      <text:p text:style-name="Standard">Beschädigungen, fehlende Teile oder Funktionsausfälle, die nicht auf normale Abnutzung zurückzuführen sind, hat der Mieter zu ersetzen. Der Ersatz erfolgt zeitanteilig nach dem vereinbarten Zeitwert der Einbauküche bzw. der betroffenen Geräte.</text:p>
      <text:p text:style-name="Standard">Demontage-, Entsorgungs- oder Wiederherstellungskosten gehen zu Lasten des Mieters, soweit diese durch vertragswidriges Verhalten verursacht wurden.</text:p>
      <text:p text:style-name="Standard"/>
      <text:p text:style-name="Standard">Der Mieter bestätigt, dass ihm der Umfang, der Zustand sowie die Rückgabepflichten der Einbauküche bekannt sind und dass er diese Zusatzvereinbarung zur Kenntnis genommen hat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2</meta:editing-cycles>
    <meta:creation-date>2013-12-23T23:15:00</meta:creation-date>
    <dc:date>2026-04-03T15:41:16.72</dc:date>
    <meta:editing-duration>PT10S</meta:editing-duration>
    <meta:generator>OpenOffice/4.1.15$Win32 OpenOffice.org_project/4115m2$Build-9813</meta:generator>
    <meta:document-statistic meta:table-count="0" meta:image-count="0" meta:object-count="0" meta:page-count="2" meta:paragraph-count="28" meta:word-count="307" meta:character-count="246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